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rsid="0001719b" officeooo:paragraph-rsid="0001719b"/>
    </style:style>
    <style:style style:name="P3" style:family="paragraph" style:parent-style-name="Standard">
      <style:paragraph-properties style:writing-mode="lr-tb"/>
      <style:text-properties officeooo:rsid="00026d07" officeooo:paragraph-rsid="00026d07"/>
    </style:style>
    <style:style style:name="T1" style:family="text">
      <style:text-properties style:font-name="sans-serif" fo:font-size="8.25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dena de Deportes</text:span> </text:p>
      <text:p text:style-name="P1"/>
      <text:p text:style-name="P2">TARJETA(<text:span text:style-name="T2">numero:numero</text:span><text:span text:style-name="T3">,nombre:texto,codigo:texto,fechaVenc:fecha,codigo:texto)</text:span></text:p>
      <text:p text:style-name="P2">PK:numero</text:p>
      <text:p text:style-name="P2">FK:codigo&gt;CLIENTE</text:p>
      <text:p text:style-name="P3">VNN</text:p>
      <text:p text:style-name="P2">CLIENTE(fechaNac:fecha,dni:texto,<text:span text:style-name="T2">codigo:textio,</text:span><text:span text:style-name="T3">nombre:texto,ciudad:texto,numero:numero,descuento:numero)</text:span></text:p>
      <text:p text:style-name="P2">PK:codigo</text:p>
      <text:p text:style-name="P2">FK:numero&gt;SUCURSAL</text:p>
      <text:p text:style-name="P2">SUCURSAL(<text:span text:style-name="T2">numero:numero</text:span><text:span text:style-name="T3">,domicilio:texto,ciudad:texto)</text:span></text:p>
      <text:p text:style-name="P2">PK:numero</text:p>
      <text:p text:style-name="P3">TRABAJA(<text:span text:style-name="T2">numero:numero,legajo:texto</text:span>,horario:numerico,dia;texto)</text:p>
      <text:p text:style-name="P3">PK:numero,legajo</text:p>
      <text:p text:style-name="P3">FK:numero&gt;SUCURSAL</text:p>
      <text:p text:style-name="P3">FK:legajo&gt;EMPLEADO</text:p>
      <text:p text:style-name="P3">VNN</text:p>
      <text:p text:style-name="P2">EMPLEADO(nombre:texto,dni:texto,<text:span text:style-name="T2">legajo:texto</text:span><text:span text:style-name="T3">,ciudad:texto,numero:numero,calle:texto)</text:span></text:p>
      <text:p text:style-name="P2">Perdida de informacion campo multivaluado telefono</text:p>
      <text:p text:style-name="P3">PK:legajo</text:p>
      <text:p text:style-name="P3">PRODUCTO(<text:span text:style-name="T2">codigo:texto</text:span>,descripcion:texto,color:texto,costo:numerico)</text:p>
      <text:p text:style-name="P3">PK:codigo</text:p>
      <text:p text:style-name="P3">VENDE:<text:span text:style-name="T2">codigo:texto,numero:numero,</text:span><text:span text:style-name="T3">precioVenta:numero)</text:span></text:p>
      <text:p text:style-name="P3">PK:codigo,numero</text:p>
      <text:p text:style-name="P3">FK:codigo&gt;PRODUCTO</text:p>
      <text:p text:style-name="P3">FK:numero&gt;SUCURSAL</text:p>
      <text:p text:style-name="P3">FABRICA(<text:span text:style-name="T2">cuit:texto</text:span>,nombre:texto,pais;texto,gerente:texto,cantEmpl:numero,codigo:texto)</text:p>
      <text:p text:style-name="P3">PK:cuit</text:p>
      <text:p text:style-name="P3">FK:codigo</text:p>
      <text:p text:style-name="P3"/>
      <text:p text:style-name="P3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4T22:35:04.214000000</meta:creation-date>
    <dc:date>2022-11-24T23:15:10.424000000</dc:date>
    <meta:editing-duration>PT40M7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27" meta:word-count="34" meta:character-count="859" meta:non-whitespace-character-count="851"/>
  </office:meta>
</office:document-meta>
</file>